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Tries<text:tab/>2</text:p>
          <text:p text:style-name="P2">1.1Discontinue oracle<text:tab/>2</text:p>
          <text:p text:style-name="P2">1.2Download sources<text:tab/>2</text:p>
          <text:p text:style-name="P3">2Appendix<text:tab/>3</text:p>
          <text:p text:style-name="P2">2.1Links<text:tab/>3</text:p>
        </text:index-body>
      </text:table-of-content>
      <text:p text:style-name="Standard"/>
      <text:h text:style-name="P5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</text:p>
      <text:p text:style-name="Standard"/>
      <text:h text:style-name="P5" text:outline-level="1">Appendix</text:h>
      <text:h text:style-name="Heading_20_2" text:outline-level="2">Links</text:h>
      <text:p text:style-name="Standard"/>
      <text:h text:style-name="P5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606531783538573142" text:style-name="L1">
        <text:list-item>
          <text:p text:style-name="P8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8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6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4"/>
      <text:p text:style-name="Horizontal_20_Line"/>
      <text:list xml:id="list833884229359167584" text:style-name="L2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4-16T12:17:28.58">12:14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6T12:17:28.57</dc:date>
    <meta:editing-duration>PT28M33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6" meta:paragraph-count="101" meta:word-count="693" meta:character-count="4740"/>
  </office:meta>
</office:document-meta>
</file>